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AA9CCF35.svm" manifest:media-type=""/>
  <manifest:file-entry manifest:full-path="Object 1/Pictures/2000000D000000DD000000DD60E35BAE.svm" manifest:media-type=""/>
  <manifest:file-entry manifest:full-path="Object 1/Pictures/2000000D000000DD000000DD0BCC5D0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4.179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5.888cm"/>
    </style:style>
    <style:style style:name="co9" style:family="table-column">
      <style:table-column-properties fo:break-before="auto" style:column-width="6.662cm"/>
    </style:style>
    <style:style style:name="co10" style:family="table-column">
      <style:table-column-properties fo:break-before="auto" style:column-width="5.694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1.661cm" svg:height="9.005cm" svg:x="21.383cm" svg:y="6.269cm">
            <draw:object draw:notify-on-update-of-ranges="Лист1.I1:Лист1.I1 Лист1.I2:Лист1.I12 Лист1.J1:Лист1.J1 Лист1.J2:Лист1.J12 Лист1.K1:Лист1.K1 Лист1.K2:Лист1.K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Ожидаемое число шагов</text:p>
          </table:table-cell>
          <table:table-cell office:value-type="string" calcext:value-type="string">
            <text:p><text:s/>Реальное число шагов</text:p>
          </table:table-cell>
          <table:table-cell office:value-type="string" calcext:value-type="string">
            <text:p><text:s/>dx ожидаемое</text:p>
          </table:table-cell>
          <table:table-cell office:value-type="string" calcext:value-type="string">
            <text:p><text:s/>dx реальное</text:p>
          </table:table-cell>
          <table:table-cell office:value-type="string" calcext:value-type="string">
            <text:p><text:s/>Разность постоянна?</text:p>
          </table:table-cell>
          <table:table-cell office:value-type="string" calcext:value-type="string">
            <text:p><text:s/>Полученный результат</text:p>
          </table:table-cell>
          <table:table-cell office:value-type="string" calcext:value-type="string">
            <text:p><text:s/>Требуемый результат</text:p>
          </table:table-cell>
          <table:table-cell office:value-type="string" calcext:value-type="string">
            <text:p>Абсолютная погрешность</text:p>
          </table:table-cell>
          <table:table-cell office:value-type="string" calcext:value-type="string">
            <text:p>Относительная погрешность результата</text:p>
          </table:table-cell>
          <table:table-cell office:value-type="string" calcext:value-type="string">
            <text:p>Относительная погрешность dx</text:p>
          </table:table-cell>
          <table:table-cell office:value-type="string" calcext:value-type="string">
            <text:p>Относительная погрешность числа шагов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833333" calcext:value-type="float">
            <text:p>0,0833333</text:p>
          </table:table-cell>
          <table:table-cell office:value-type="string" calcext:value-type="string">
            <text:p><text:s/>true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333333" calcext:value-type="float">
            <text:p>0,333333</text:p>
          </table:table-cell>
          <table:table-cell table:formula="of:=[.F2]-[.G2]" office:value-type="float" office:value="0.083334" calcext:value-type="float">
            <text:p>0,083334</text:p>
          </table:table-cell>
          <table:table-cell table:formula="of:=[.H2]/[.G2]" office:value-type="float" office:value="0.25000225000225" calcext:value-type="float">
            <text:p>0,25000225</text:p>
          </table:table-cell>
          <table:table-cell table:formula="of:=([.D2]-[.C2])/[.C2]" office:value-type="float" office:value="0" calcext:value-type="float">
            <text:p>0</text:p>
          </table:table-cell>
          <table:table-cell table:formula="of:=([.B2]-[.A2])/[.A2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08333" calcext:value-type="float">
            <text:p>0,0208333</text:p>
          </table:table-cell>
          <table:table-cell office:value-type="string" calcext:value-type="string">
            <text:p><text:s/>true</text:p>
          </table:table-cell>
          <table:table-cell office:value-type="float" office:value="0.354167" calcext:value-type="float">
            <text:p>0,354167</text:p>
          </table:table-cell>
          <table:table-cell office:value-type="float" office:value="0.333333" calcext:value-type="float">
            <text:p>0,333333</text:p>
          </table:table-cell>
          <table:table-cell table:formula="of:=[.F3]-[.G3]" office:value-type="float" office:value="0.020834" calcext:value-type="float">
            <text:p>0,020834</text:p>
          </table:table-cell>
          <table:table-cell table:formula="of:=[.H3]/[.G3]" office:value-type="float" office:value="0.0625020625020626" calcext:value-type="float">
            <text:p>0,0625020625</text:p>
          </table:table-cell>
          <table:table-cell table:formula="of:=([.D3]-[.C3])/[.C3]" office:value-type="float" office:value="0" calcext:value-type="float">
            <text:p>0</text:p>
          </table:table-cell>
          <table:table-cell table:formula="of:=([.B3]-[.A3])/[.A3]"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0.00520833" calcext:value-type="float">
            <text:p>0,00520833</text:p>
          </table:table-cell>
          <table:table-cell office:value-type="float" office:value="0.00520831" calcext:value-type="float">
            <text:p>0,00520831</text:p>
          </table:table-cell>
          <table:table-cell office:value-type="string" calcext:value-type="string">
            <text:p><text:s/>true</text:p>
          </table:table-cell>
          <table:table-cell office:value-type="float" office:value="0.338542" calcext:value-type="float">
            <text:p>0,338542</text:p>
          </table:table-cell>
          <table:table-cell office:value-type="float" office:value="0.333333" calcext:value-type="float">
            <text:p>0,333333</text:p>
          </table:table-cell>
          <table:table-cell table:formula="of:=[.F4]-[.G4]" office:value-type="float" office:value="0.00520900000000002" calcext:value-type="float">
            <text:p>0,005209</text:p>
          </table:table-cell>
          <table:table-cell table:formula="of:=[.H4]/[.G4]" office:value-type="float" office:value="0.0156270156270157" calcext:value-type="float">
            <text:p>0,0156270156</text:p>
          </table:table-cell>
          <table:table-cell table:formula="of:=([.D4]-[.C4])/[.C4]" office:value-type="float" office:value="-0.00000384000245757877" calcext:value-type="float">
            <text:p>-0,00000384</text:p>
          </table:table-cell>
          <table:table-cell table:formula="of:=([.B4]-[.A4])/[.A4]" office:value-type="float" office:value="0.015625" calcext:value-type="float">
            <text:p>0,015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0.00130208" calcext:value-type="float">
            <text:p>0,00130208</text:p>
          </table:table-cell>
          <table:table-cell office:value-type="float" office:value="0.00130206" calcext:value-type="float">
            <text:p>0,00130206</text:p>
          </table:table-cell>
          <table:table-cell office:value-type="string" calcext:value-type="string">
            <text:p><text:s/>true</text:p>
          </table:table-cell>
          <table:table-cell office:value-type="float" office:value="0.334636" calcext:value-type="float">
            <text:p>0,334636</text:p>
          </table:table-cell>
          <table:table-cell office:value-type="float" office:value="0.333333" calcext:value-type="float">
            <text:p>0,333333</text:p>
          </table:table-cell>
          <table:table-cell table:formula="of:=[.F5]-[.G5]" office:value-type="float" office:value="0.001303" calcext:value-type="float">
            <text:p>0,001303</text:p>
          </table:table-cell>
          <table:table-cell table:formula="of:=[.H5]/[.G5]" office:value-type="float" office:value="0.0039090039090039" calcext:value-type="float">
            <text:p>0,0039090039</text:p>
          </table:table-cell>
          <table:table-cell table:formula="of:=([.D5]-[.C5])/[.C5]" office:value-type="float" office:value="-0.0000153600393216094" calcext:value-type="float">
            <text:p>-0,00001536</text:p>
          </table:table-cell>
          <table:table-cell table:formula="of:=([.B5]-[.A5])/[.A5]" office:value-type="float" office:value="0.00390625" calcext:value-type="float">
            <text:p>0,003906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0.000325521" calcext:value-type="float">
            <text:p>0,000325521</text:p>
          </table:table-cell>
          <table:table-cell office:value-type="float" office:value="0.000325501" calcext:value-type="float">
            <text:p>0,000325501</text:p>
          </table:table-cell>
          <table:table-cell office:value-type="string" calcext:value-type="string">
            <text:p><text:s/>true</text:p>
          </table:table-cell>
          <table:table-cell office:value-type="float" office:value="0.33366" calcext:value-type="float">
            <text:p>0,33366</text:p>
          </table:table-cell>
          <table:table-cell office:value-type="float" office:value="0.333333" calcext:value-type="float">
            <text:p>0,333333</text:p>
          </table:table-cell>
          <table:table-cell table:formula="of:=[.F6]-[.G6]" office:value-type="float" office:value="0.000327000000000022" calcext:value-type="float">
            <text:p>0,000327</text:p>
          </table:table-cell>
          <table:table-cell table:formula="of:=[.H6]/[.G6]" office:value-type="float" office:value="0.000981000981001046" calcext:value-type="float">
            <text:p>0,000981001</text:p>
          </table:table-cell>
          <table:table-cell table:formula="of:=([.D6]-[.C6])/[.C6]" office:value-type="float" office:value="-0.0000614399685427043" calcext:value-type="float">
            <text:p>-0,00006144</text:p>
          </table:table-cell>
          <table:table-cell table:formula="of:=([.B6]-[.A6])/[.A6]" office:value-type="float" office:value="0.0009765625" calcext:value-type="float">
            <text:p>0,00097656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table:style-name="ce1" office:value-type="float" office:value="0.0000813802" calcext:value-type="float">
            <text:p>8,14E-005</text:p>
          </table:table-cell>
          <table:table-cell table:style-name="ce1" office:value-type="float" office:value="0.0000813603" calcext:value-type="float">
            <text:p>8,14E-005</text:p>
          </table:table-cell>
          <table:table-cell office:value-type="string" calcext:value-type="string">
            <text:p><text:s/>true</text:p>
          </table:table-cell>
          <table:table-cell office:value-type="float" office:value="0.333419" calcext:value-type="float">
            <text:p>0,333419</text:p>
          </table:table-cell>
          <table:table-cell office:value-type="float" office:value="0.333333" calcext:value-type="float">
            <text:p>0,333333</text:p>
          </table:table-cell>
          <table:table-cell table:formula="of:=[.F7]-[.G7]" office:value-type="float" office:value="0.000085999999999975" calcext:value-type="float">
            <text:p>0,000086</text:p>
          </table:table-cell>
          <table:table-cell table:formula="of:=[.H7]/[.G7]" office:value-type="float" office:value="0.000258000258000183" calcext:value-type="float">
            <text:p>0,0002580003</text:p>
          </table:table-cell>
          <table:table-cell table:formula="of:=([.D7]-[.C7])/[.C7]" office:value-type="float" office:value="-0.000244531225039951" calcext:value-type="float">
            <text:p>-0,0002445312</text:p>
          </table:table-cell>
          <table:table-cell table:formula="of:=([.B7]-[.A7])/[.A7]" office:value-type="float" office:value="0.000244140625" calcext:value-type="float">
            <text:p>0,00024414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401" calcext:value-type="float">
            <text:p>16401</text:p>
          </table:table-cell>
          <table:table-cell table:style-name="ce1" office:value-type="float" office:value="0.0000203451" calcext:value-type="float">
            <text:p>2,03E-005</text:p>
          </table:table-cell>
          <table:table-cell table:style-name="ce1" office:value-type="float" office:value="0.0000203252" calcext:value-type="float">
            <text:p>2,03E-005</text:p>
          </table:table-cell>
          <table:table-cell office:value-type="string" calcext:value-type="string">
            <text:p><text:s/>true</text:p>
          </table:table-cell>
          <table:table-cell office:value-type="float" office:value="0.333696" calcext:value-type="float">
            <text:p>0,333696</text:p>
          </table:table-cell>
          <table:table-cell office:value-type="float" office:value="0.333333" calcext:value-type="float">
            <text:p>0,333333</text:p>
          </table:table-cell>
          <table:table-cell table:formula="of:=[.F8]-[.G8]" office:value-type="float" office:value="0.000363000000000002" calcext:value-type="float">
            <text:p>0,000363</text:p>
          </table:table-cell>
          <table:table-cell table:formula="of:=[.H8]/[.G8]" office:value-type="float" office:value="0.0010890010890011" calcext:value-type="float">
            <text:p>0,0010890011</text:p>
          </table:table-cell>
          <table:table-cell table:formula="of:=([.D8]-[.C8])/[.C8]" office:value-type="float" office:value="-0.000978122496325877" calcext:value-type="float">
            <text:p>-0,0009781225</text:p>
          </table:table-cell>
          <table:table-cell table:formula="of:=([.B8]-[.A8])/[.A8]" office:value-type="float" office:value="0.00103759765625" calcext:value-type="float">
            <text:p>0,001037597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793" calcext:value-type="float">
            <text:p>65793</text:p>
          </table:table-cell>
          <table:table-cell table:style-name="ce1" office:value-type="float" office:value="0.00000508626" calcext:value-type="float">
            <text:p>5,09E-006</text:p>
          </table:table-cell>
          <table:table-cell table:style-name="ce1" office:value-type="float" office:value="0.00000506639" calcext:value-type="float">
            <text:p>5,07E-006</text:p>
          </table:table-cell>
          <table:table-cell office:value-type="string" calcext:value-type="string">
            <text:p><text:s/>true</text:p>
          </table:table-cell>
          <table:table-cell office:value-type="float" office:value="0.334708" calcext:value-type="float">
            <text:p>0,334708</text:p>
          </table:table-cell>
          <table:table-cell office:value-type="float" office:value="0.333333" calcext:value-type="float">
            <text:p>0,333333</text:p>
          </table:table-cell>
          <table:table-cell table:formula="of:=[.F9]-[.G9]" office:value-type="float" office:value="0.00137500000000002" calcext:value-type="float">
            <text:p>0,001375</text:p>
          </table:table-cell>
          <table:table-cell table:formula="of:=[.H9]/[.G9]" office:value-type="float" office:value="0.00412500412500417" calcext:value-type="float">
            <text:p>0,0041250041</text:p>
          </table:table-cell>
          <table:table-cell table:formula="of:=([.D9]-[.C9])/[.C9]" office:value-type="float" office:value="-0.00390660328020983" calcext:value-type="float">
            <text:p>-0,0039066033</text:p>
          </table:table-cell>
          <table:table-cell table:formula="of:=([.B9]-[.A9])/[.A9]" office:value-type="float" office:value="0.0039215087890625" calcext:value-type="float">
            <text:p>0,003921508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6305" calcext:value-type="float">
            <text:p>266305</text:p>
          </table:table-cell>
          <table:table-cell table:style-name="ce1" office:value-type="float" office:value="0.00000127157" calcext:value-type="float">
            <text:p>1,27E-006</text:p>
          </table:table-cell>
          <table:table-cell table:style-name="ce1" office:value-type="float" office:value="0.0000012517" calcext:value-type="float">
            <text:p>1,25E-006</text:p>
          </table:table-cell>
          <table:table-cell office:value-type="string" calcext:value-type="string">
            <text:p><text:s/>true</text:p>
          </table:table-cell>
          <table:table-cell office:value-type="float" office:value="0.338921" calcext:value-type="float">
            <text:p>0,338921</text:p>
          </table:table-cell>
          <table:table-cell office:value-type="float" office:value="0.333333" calcext:value-type="float">
            <text:p>0,333333</text:p>
          </table:table-cell>
          <table:table-cell table:formula="of:=[.F10]-[.G10]" office:value-type="float" office:value="0.00558799999999998" calcext:value-type="float">
            <text:p>0,005588</text:p>
          </table:table-cell>
          <table:table-cell table:formula="of:=[.H10]/[.G10]" office:value-type="float" office:value="0.0167640167640167" calcext:value-type="float">
            <text:p>0,0167640168</text:p>
          </table:table-cell>
          <table:table-cell table:formula="of:=([.D10]-[.C10])/[.C10]" office:value-type="float" office:value="-0.0156263516754876" calcext:value-type="float">
            <text:p>-0,0156263517</text:p>
          </table:table-cell>
          <table:table-cell table:formula="of:=([.B10]-[.A10])/[.A10]" office:value-type="float" office:value="0.0158729553222656" calcext:value-type="float">
            <text:p>0,015872955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18481" calcext:value-type="float">
            <text:p>1118481</text:p>
          </table:table-cell>
          <table:table-cell table:style-name="ce1" office:value-type="float" office:value="0.000000317891" calcext:value-type="float">
            <text:p>3,18E-007</text:p>
          </table:table-cell>
          <table:table-cell table:style-name="ce1" office:value-type="float" office:value="0.000000298023" calcext:value-type="float">
            <text:p>2,98E-007</text:p>
          </table:table-cell>
          <table:table-cell office:value-type="string" calcext:value-type="string">
            <text:p><text:s/>true</text:p>
          </table:table-cell>
          <table:table-cell office:value-type="float" office:value="0.357206" calcext:value-type="float">
            <text:p>0,357206</text:p>
          </table:table-cell>
          <table:table-cell office:value-type="float" office:value="0.333333" calcext:value-type="float">
            <text:p>0,333333</text:p>
          </table:table-cell>
          <table:table-cell table:formula="of:=[.F11]-[.G11]" office:value-type="float" office:value="0.023873" calcext:value-type="float">
            <text:p>0,023873</text:p>
          </table:table-cell>
          <table:table-cell table:formula="of:=[.H11]/[.G11]" office:value-type="float" office:value="0.0716190716190715" calcext:value-type="float">
            <text:p>0,0716190716</text:p>
          </table:table-cell>
          <table:table-cell table:formula="of:=([.D11]-[.C11])/[.C11]" office:value-type="float" office:value="-0.0624994101751858" calcext:value-type="float">
            <text:p>-0,0624994102</text:p>
          </table:table-cell>
          <table:table-cell table:formula="of:=([.B11]-[.A11])/[.A11]" office:value-type="float" office:value="0.0666666030883789" calcext:value-type="float">
            <text:p>0,066666603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592405" calcext:value-type="float">
            <text:p>5592405</text:p>
          </table:table-cell>
          <table:table-cell table:style-name="ce1" office:value-type="float" office:value="0.0000000794729" calcext:value-type="float">
            <text:p>7,95E-008</text:p>
          </table:table-cell>
          <table:table-cell table:style-name="ce1" office:value-type="float" office:value="0.0000000596046" calcext:value-type="float">
            <text:p>5,96E-008</text:p>
          </table:table-cell>
          <table:table-cell office:value-type="string" calcext:value-type="string">
            <text:p><text:s/>true</text:p>
          </table:table-cell>
          <table:table-cell office:value-type="float" office:value="0.461056" calcext:value-type="float">
            <text:p>0,461056</text:p>
          </table:table-cell>
          <table:table-cell office:value-type="float" office:value="0.333333" calcext:value-type="float">
            <text:p>0,333333</text:p>
          </table:table-cell>
          <table:table-cell table:formula="of:=[.F12]-[.G12]" office:value-type="float" office:value="0.127723" calcext:value-type="float">
            <text:p>0,127723</text:p>
          </table:table-cell>
          <table:table-cell table:formula="of:=[.H12]/[.G12]" office:value-type="float" office:value="0.383169383169383" calcext:value-type="float">
            <text:p>0,3831693832</text:p>
          </table:table-cell>
          <table:table-cell table:formula="of:=([.D12]-[.C12])/[.C12]" office:value-type="float" office:value="-0.250000943717921" calcext:value-type="float">
            <text:p>-0,2500009437</text:p>
          </table:table-cell>
          <table:table-cell table:formula="of:=([.B12]-[.A12])/[.A12]" office:value-type="float" office:value="0.333333253860474" calcext:value-type="float">
            <text:p>0,3333332539</text:p>
          </table:table-cell>
        </table:table-row>
        <table:table-row table:style-name="ro2" table:number-rows-repeated="8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3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.00.0000</text:date>, <text:time style:data-style-name="N2" text:time-value="0000-00-00T17:25:15.05829947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8T20:11:11.610469122</dc:date>
    <meta:generator>LibreOffice/4.1.6.2$Linux_X86_64 LibreOffice_project/410m0$Build-2</meta:generator>
    <meta:editing-duration>PT2H30M59S</meta:editing-duration>
    <meta:editing-cycles>2</meta:editing-cycles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>
        <chart:symbol-image xlink:href="Pictures/2000000D000000DD000000DD60E35BAE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>
        <chart:symbol-image xlink:href="Pictures/2000000D000000DD000000DDAA9CCF35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62cm" svg:height="9.006cm" xlink:href=".." xlink:type="simple" chart:class="chart:line" chart:style-name="ch1">
        <chart:legend chart:legend-position="end" svg:x="14.127cm" svg:y="3.507cm" style:legend-expansion="high" chart:style-name="ch2"/>
        <chart:plot-area chart:style-name="ch3" table:cell-range-address="Лист1.I1:Лист1.K12" chart:data-source-has-labels="row" svg:x="1.444cm" svg:y="0.855cm" svg:width="11.817cm" svg:height="6.99cm">
          <chartooo:coordinate-region svg:x="2.277cm" svg:y="1.054cm" svg:width="10.81cm" svg:height="6.592cm"/>
          <chart:axis chart:dimension="x" chart:name="primary-x" chart:style-name="ch4">
            <chart:title svg:x="11.157cm" svg:y="5.72cm" chart:style-name="ch5">
              <text:p>Номер теста</text:p>
            </chart:title>
          </chart:axis>
          <chart:axis chart:dimension="y" chart:name="primary-y" chart:style-name="ch4">
            <chart:title svg:x="0.451cm" svg:y="6.55cm" chart:style-name="ch6">
              <text:p>Относительная погрешность</text:p>
            </chart:title>
            <chart:grid chart:style-name="ch7" chart:class="major"/>
          </chart:axis>
          <chart:series chart:style-name="ch8" chart:values-cell-range-address="Лист1.I2:Лист1.I12" chart:label-cell-address="Лист1.I1:Лист1.I1" chart:class="chart:line">
            <chart:data-point chart:repeated="11"/>
          </chart:series>
          <chart:series chart:style-name="ch9" chart:values-cell-range-address="Лист1.J2:Лист1.J12" chart:label-cell-address="Лист1.J1:Лист1.J1" chart:class="chart:line">
            <chart:data-point chart:repeated="11"/>
          </chart:series>
          <chart:series chart:style-name="ch10" chart:values-cell-range-address="Лист1.K2:Лист1.K12" chart:label-cell-address="Лист1.K1:Лист1.K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ая погрешность результата</text:p>
                <draw:g>
                  <svg:desc>Лист1.I1:Лист1.I1</svg:desc>
                </draw:g>
              </table:table-cell>
              <table:table-cell office:value-type="string">
                <text:p>Относительная погрешность dx</text:p>
                <draw:g>
                  <svg:desc>Лист1.J1:Лист1.J1</svg:desc>
                </draw:g>
              </table:table-cell>
              <table:table-cell office:value-type="string">
                <text:p>Относительная погрешность числа шагов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00225000225">
                <text:p>0.25000225000225</text:p>
                <draw:g>
                  <svg:desc>Лист1.I2:Лист1.I12</svg:desc>
                </draw:g>
              </table:table-cell>
              <table:table-cell office:value-type="float" office:value="0">
                <text:p>0</text:p>
                <draw:g>
                  <svg:desc>Лист1.J2:Лист1.J12</svg:desc>
                </draw:g>
              </table:table-cell>
              <table:table-cell office:value-type="float" office:value="0.25">
                <text:p>0.25</text:p>
                <draw:g>
                  <svg:desc>Лист1.K2:Лист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020625020626">
                <text:p>0.0625020625020626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70156270157">
                <text:p>0.0156270156270157</text:p>
              </table:table-cell>
              <table:table-cell office:value-type="float" office:value="-0.00000384000245757877">
                <text:p>-0.00000384000245757877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9090039090039">
                <text:p>0.0039090039090039</text:p>
              </table:table-cell>
              <table:table-cell office:value-type="float" office:value="-0.0000153600393216094">
                <text:p>-0.0000153600393216094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81000981001046">
                <text:p>0.000981000981001046</text:p>
              </table:table-cell>
              <table:table-cell office:value-type="float" office:value="-0.0000614399685427043">
                <text:p>-0.0000614399685427043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58000258000183">
                <text:p>0.000258000258000183</text:p>
              </table:table-cell>
              <table:table-cell office:value-type="float" office:value="-0.000244531225039951">
                <text:p>-0.000244531225039951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890010890011">
                <text:p>0.0010890010890011</text:p>
              </table:table-cell>
              <table:table-cell office:value-type="float" office:value="-0.000978122496325877">
                <text:p>-0.000978122496325877</text:p>
              </table:table-cell>
              <table:table-cell office:value-type="float" office:value="0.00103759765625">
                <text:p>0.0010375976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12500412500417">
                <text:p>0.00412500412500417</text:p>
              </table:table-cell>
              <table:table-cell office:value-type="float" office:value="-0.00390660328020983">
                <text:p>-0.00390660328020983</text:p>
              </table:table-cell>
              <table:table-cell office:value-type="float" office:value="0.0039215087890625">
                <text:p>0.0039215087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7640167640167">
                <text:p>0.0167640167640167</text:p>
              </table:table-cell>
              <table:table-cell office:value-type="float" office:value="-0.0156263516754876">
                <text:p>-0.0156263516754876</text:p>
              </table:table-cell>
              <table:table-cell office:value-type="float" office:value="0.0158729553222656">
                <text:p>0.0158729553222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16190716190715">
                <text:p>0.0716190716190715</text:p>
              </table:table-cell>
              <table:table-cell office:value-type="float" office:value="-0.0624994101751858">
                <text:p>-0.0624994101751858</text:p>
              </table:table-cell>
              <table:table-cell office:value-type="float" office:value="0.0666666030883789">
                <text:p>0.0666666030883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169383169383">
                <text:p>0.383169383169383</text:p>
              </table:table-cell>
              <table:table-cell office:value-type="float" office:value="-0.250000943717921">
                <text:p>-0.250000943717921</text:p>
              </table:table-cell>
              <table:table-cell office:value-type="float" office:value="0.333333253860474">
                <text:p>0.333333253860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